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221084514br</text:p>
        </text:list-item>
        <text:list-item>
          <text:p text:style-name="P305">ak262764043br</text:p>
        </text:list-item>
        <text:list-item>
          <text:p text:style-name="P306">ak262703367br</text:p>
        </text:list-item>
        <text:list-item>
          <text:p text:style-name="P307">AK263226902BR</text:p>
        </text:list-item>
        <text:list-item>
          <text:p text:style-name="P308">AK262646996BR</text:p>
        </text:list-item>
        <text:list-item>
          <text:p text:style-name="P309">AA221048154BR</text:p>
        </text:list-item>
        <text:list-item>
          <text:p text:style-name="P310">AA221160136BR</text:p>
        </text:list-item>
        <text:list-item>
          <text:p text:style-name="P311">AK262637889BR</text:p>
        </text:list-item>
        <text:list-item>
          <text:p text:style-name="P312">AK262637901BR</text:p>
        </text:list-item>
        <text:list-item>
          <text:p text:style-name="P313">AK262657659BR</text:p>
        </text:list-item>
        <text:list-item>
          <text:p text:style-name="P314">AA221150726BR</text:p>
        </text:list-item>
        <text:list-item>
          <text:p text:style-name="P315">AA221174135BR</text:p>
        </text:list-item>
        <text:list-item>
          <text:p text:style-name="P316">AK262634896BR</text:p>
        </text:list-item>
        <text:list-item>
          <text:p text:style-name="P317">AK262636883BR</text:p>
        </text:list-item>
        <text:list-item>
          <text:p text:style-name="P318">AK262768527BR</text:p>
        </text:list-item>
        <text:list-item>
          <text:p text:style-name="P319">AK262787645BR</text:p>
        </text:list-item>
        <text:list-item>
          <text:p text:style-name="P320">AA221047848BR</text:p>
        </text:list-item>
        <text:list-item>
          <text:p text:style-name="P321">AA221347357BR</text:p>
        </text:list-item>
        <text:list-item>
          <text:p text:style-name="P322">AK110188175BR</text:p>
        </text:list-item>
        <text:list-item>
          <text:p text:style-name="P323">AK262715970BR</text:p>
        </text:list-item>
        <text:list-item>
          <text:p text:style-name="P324">AA221021678BR</text:p>
        </text:list-item>
        <text:list-item>
          <text:p text:style-name="P325">AK262755894BR</text:p>
        </text:list-item>
        <text:list-item>
          <text:p text:style-name="P326">AK262686624BR</text:p>
        </text:list-item>
        <text:list-item>
          <text:p text:style-name="P327">AK262642036BR</text:p>
        </text:list-item>
        <text:list-item>
          <text:p text:style-name="P328">AK262694047BR</text:p>
        </text:list-item>
        <text:list-item>
          <text:p text:style-name="P329">AA221031851BR</text:p>
        </text:list-item>
        <text:list-item>
          <text:p text:style-name="P330">AK262517974BR</text:p>
        </text:list-item>
        <text:list-item>
          <text:p text:style-name="P331">AA220541615BR</text:p>
        </text:list-item>
        <text:list-item>
          <text:p text:style-name="P332">AK260133415BR</text:p>
        </text:list-item>
        <text:list-item>
          <text:p text:style-name="P333">AK262404884BR</text:p>
        </text:list-item>
        <text:list-item>
          <text:p text:style-name="P334">AA219417332BR</text:p>
        </text:list-item>
        <text:list-item>
          <text:p text:style-name="P335">AK262422786BR</text:p>
        </text:list-item>
        <text:list-item>
          <text:p text:style-name="P336">AK262253495BR</text:p>
        </text:list-item>
        <text:list-item>
          <text:p text:style-name="P337">AA220311152BR</text:p>
        </text:list-item>
        <text:list-item>
          <text:p text:style-name="P338">AK260273656BR</text:p>
        </text:list-item>
        <text:list-item>
          <text:p text:style-name="P339">AK260142488BR</text:p>
        </text:list-item>
        <text:list-item>
          <text:p text:style-name="P340">AK260296776BR</text:p>
        </text:list-item>
        <text:list-item>
          <text:p text:style-name="P341">AK262265771BR</text:p>
        </text:list-item>
        <text:list-item>
          <text:p text:style-name="P342">AA220744666BR</text:p>
        </text:list-item>
        <text:list-item>
          <text:p text:style-name="P343">AK262353003BR</text:p>
        </text:list-item>
        <text:list-item>
          <text:p text:style-name="P344">AK262149183BR</text:p>
        </text:list-item>
        <text:list-item>
          <text:p text:style-name="P345">AA220708068BR</text:p>
        </text:list-item>
        <text:list-item>
          <text:p text:style-name="P346">AK260171011BR</text:p>
        </text:list-item>
        <text:list-item>
          <text:p text:style-name="P347">AA220170463BR</text:p>
        </text:list-item>
        <text:list-item>
          <text:p text:style-name="P348">AA220907642BR</text:p>
        </text:list-item>
        <text:list-item>
          <text:p text:style-name="P349">AK262424521BR</text:p>
        </text:list-item>
        <text:list-item>
          <text:p text:style-name="P350">AK262428979BR</text:p>
        </text:list-item>
        <text:list-item>
          <text:p text:style-name="P351">AA220850673BR</text:p>
        </text:list-item>
        <text:list-item>
          <text:p text:style-name="P352">AK262417313BR</text:p>
        </text:list-item>
        <text:list-item>
          <text:p text:style-name="P353">AK262258373BR</text:p>
        </text:list-item>
        <text:list-item>
          <text:p text:style-name="P354">AA219501579BR</text:p>
        </text:list-item>
        <text:list-item>
          <text:p text:style-name="P355">AK261659375BR</text:p>
        </text:list-item>
        <text:list-item>
          <text:p text:style-name="P356">AA220331506BR</text:p>
        </text:list-item>
        <text:list-item>
          <text:p text:style-name="P357">AA220800765BR</text:p>
        </text:list-item>
        <text:list-item>
          <text:p text:style-name="P358">AK260893181BR</text:p>
        </text:list-item>
        <text:list-item>
          <text:p text:style-name="P359">AK262266732BR</text:p>
        </text:list-item>
        <text:list-item>
          <text:p text:style-name="P360">AA219907923BR</text:p>
        </text:list-item>
        <text:list-item>
          <text:p text:style-name="P361">QQ450873965BR</text:p>
        </text:list-item>
        <text:list-item>
          <text:p text:style-name="P362">AK262483825BR</text:p>
        </text:list-item>
        <text:list-item>
          <text:p text:style-name="P363">AA220861490BR</text:p>
        </text:list-item>
        <text:list-item>
          <text:p text:style-name="P364">AK260121341BR</text:p>
        </text:list-item>
        <text:list-item>
          <text:p text:style-name="P365">AK262369723BR</text:p>
        </text:list-item>
        <text:list-item>
          <text:p text:style-name="P366">AK262392850BR</text:p>
        </text:list-item>
        <text:list-item>
          <text:p text:style-name="P367">AK261381572BR</text:p>
        </text:list-item>
        <text:list-item>
          <text:p text:style-name="P368">AA220895961BR</text:p>
        </text:list-item>
        <text:list-item>
          <text:p text:style-name="P369">AK262216002BR</text:p>
        </text:list-item>
        <text:list-item>
          <text:p text:style-name="P370">AK262190279BR</text:p>
        </text:list-item>
        <text:list-item>
          <text:p text:style-name="P371">AK110200375BR</text:p>
        </text:list-item>
        <text:list-item>
          <text:p text:style-name="P372">AK262648175BR</text:p>
        </text:list-item>
        <text:list-item>
          <text:p text:style-name="P373">AK261937286BR</text:p>
        </text:list-item>
        <text:list-item>
          <text:p text:style-name="P374">AK260472419BR</text:p>
        </text:list-item>
        <text:list-item>
          <text:p text:style-name="P375">AK261403057BR</text:p>
        </text:list-item>
        <text:list-item>
          <text:p text:style-name="P376">AA220944662BR</text:p>
        </text:list-item>
        <text:list-item>
          <text:p text:style-name="P377">AK262446495BR</text:p>
        </text:list-item>
        <text:list-item>
          <text:p text:style-name="P378">AK261120501BR</text:p>
        </text:list-item>
        <text:list-item>
          <text:p text:style-name="P379">AK262429909BR</text:p>
        </text:list-item>
        <text:list-item>
          <text:p text:style-name="P380">AK260834104BR</text:p>
        </text:list-item>
        <text:list-item>
          <text:p text:style-name="P381">AK262679124BR</text:p>
        </text:list-item>
        <text:list-item>
          <text:p text:style-name="P382">AK262306459BR</text:p>
        </text:list-item>
        <text:list-item>
          <text:p text:style-name="P383">AA221158353BR</text:p>
        </text:list-item>
        <text:list-item>
          <text:p text:style-name="P384">AK262313154BR</text:p>
        </text:list-item>
        <text:list-item>
          <text:p text:style-name="P385">AK262306428BR</text:p>
        </text:list-item>
        <text:list-item>
          <text:p text:style-name="P386">AA219610485BR</text:p>
        </text:list-item>
        <text:list-item>
          <text:p text:style-name="P387">AK262312335BR</text:p>
        </text:list-item>
        <text:list-item>
          <text:p text:style-name="P388">AA220240955BR</text:p>
        </text:list-item>
        <text:list-item>
          <text:p text:style-name="P389">AA219578900BR</text:p>
        </text:list-item>
        <text:list-item>
          <text:p text:style-name="P390">AK262694170BR</text:p>
        </text:list-item>
        <text:list-item>
          <text:p text:style-name="P391">AK260832580BR</text:p>
        </text:list-item>
        <text:list-item>
          <text:p text:style-name="P392">AK261171548BR</text:p>
        </text:list-item>
        <text:list-item>
          <text:p text:style-name="P393">AA219862379BR</text:p>
        </text:list-item>
        <text:list-item>
          <text:p text:style-name="P394">AK260235689BR</text:p>
        </text:list-item>
        <text:list-item>
          <text:p text:style-name="P395">AK260907107BR</text:p>
        </text:list-item>
        <text:list-item>
          <text:p text:style-name="P396">AK262241214BR</text:p>
        </text:list-item>
        <text:list-item>
          <text:p text:style-name="P397">AK262260394BR</text:p>
        </text:list-item>
        <text:list-item>
          <text:p text:style-name="P398">AK262370179BR</text:p>
        </text:list-item>
        <text:list-item>
          <text:p text:style-name="P399">AK263140945BR</text:p>
        </text:list-item>
        <text:list-item>
          <text:p text:style-name="P400">AK262478683BR</text:p>
        </text:list-item>
        <text:list-item>
          <text:p text:style-name="P401">AK261657649BR</text:p>
        </text:list-item>
        <text:list-item>
          <text:p text:style-name="P402">AA221311468BR</text:p>
        </text:list-item>
        <text:list-item>
          <text:p text:style-name="P403">AK262116741BR</text:p>
        </text:list-item>
        <text:list-item>
          <text:p text:style-name="P404">AK260564870BR</text:p>
        </text:list-item>
        <text:list-item>
          <text:p text:style-name="P405">AA220569349BR</text:p>
        </text:list-item>
        <text:list-item>
          <text:p text:style-name="P406">AA220762585BR</text:p>
        </text:list-item>
        <text:list-item>
          <text:p text:style-name="P407">AK262766588BR</text:p>
        </text:list-item>
        <text:list-item>
          <text:p text:style-name="P408">AK261269193BR</text:p>
        </text:list-item>
        <text:list-item>
          <text:p text:style-name="P409">AA220800116BR</text:p>
        </text:list-item>
        <text:list-item>
          <text:p text:style-name="P410">AK262210472BR</text:p>
        </text:list-item>
        <text:list-item>
          <text:p text:style-name="P411">AK261515504BR</text:p>
        </text:list-item>
        <text:list-item>
          <text:p text:style-name="P412">AK261414823BR</text:p>
        </text:list-item>
        <text:list-item>
          <text:p text:style-name="P413">AK262209695BR</text:p>
        </text:list-item>
        <text:list-item>
          <text:p text:style-name="P414">AK261456094BR</text:p>
        </text:list-item>
        <text:list-item>
          <text:p text:style-name="P415">AK262124986BR</text:p>
        </text:list-item>
        <text:list-item>
          <text:p text:style-name="P416">AK261416064BR</text:p>
        </text:list-item>
        <text:list-item>
          <text:p text:style-name="P417">AK260763779BR</text:p>
        </text:list-item>
        <text:list-item>
          <text:p text:style-name="P418">AK262735395BR</text:p>
        </text:list-item>
        <text:list-item>
          <text:p text:style-name="P419">AK262523949BR</text:p>
        </text:list-item>
        <text:list-item>
          <text:p text:style-name="P420">AA220692297BR</text:p>
        </text:list-item>
        <text:list-item>
          <text:p text:style-name="P421">AK262211478BR</text:p>
        </text:list-item>
        <text:list-item>
          <text:p text:style-name="P422">AK261970035BR</text:p>
        </text:list-item>
        <text:list-item>
          <text:p text:style-name="P423">AK262076282BR</text:p>
        </text:list-item>
        <text:list-item>
          <text:p text:style-name="P424">AK262647308BR</text:p>
        </text:list-item>
        <text:list-item>
          <text:p text:style-name="P425">AA221081623BR</text:p>
        </text:list-item>
        <text:list-item>
          <text:p text:style-name="P426">AK263222517BR</text:p>
        </text:list-item>
        <text:list-item>
          <text:p text:style-name="P427">AK261553768BR</text:p>
        </text:list-item>
        <text:list-item>
          <text:p text:style-name="P428">AK262381755BR</text:p>
        </text:list-item>
        <text:list-item>
          <text:p text:style-name="P429">AK260673733BR</text:p>
        </text:list-item>
        <text:list-item>
          <text:p text:style-name="P430">AK260718545BR</text:p>
        </text:list-item>
        <text:list-item>
          <text:p text:style-name="P431">AA220412448BR</text:p>
        </text:list-item>
        <text:list-item>
          <text:p text:style-name="P432">ak261885819br</text:p>
        </text:list-item>
        <text:list-item>
          <text:p text:style-name="P433">AK262082305BR</text:p>
        </text:list-item>
        <text:list-item>
          <text:p text:style-name="P434">AK262095471BR</text:p>
        </text:list-item>
        <text:list-item>
          <text:p text:style-name="P435">QQ450873951BR</text:p>
        </text:list-item>
        <text:list-item>
          <text:p text:style-name="P436">TI941304947BR</text:p>
        </text:list-item>
        <text:list-item>
          <text:p text:style-name="P437">AK261664392BR</text:p>
        </text:list-item>
        <text:list-item>
          <text:p text:style-name="P438">AK263814378BR</text:p>
        </text:list-item>
        <text:list-item>
          <text:p text:style-name="P439">AK262405814BR</text:p>
        </text:list-item>
        <text:list-item>
          <text:p text:style-name="P440">AK263201724BR</text:p>
        </text:list-item>
        <text:list-item>
          <text:p text:style-name="P441">AK263907565BR</text:p>
        </text:list-item>
        <text:list-item>
          <text:p text:style-name="P442">AA222237684BR</text:p>
        </text:list-item>
        <text:list-item>
          <text:p text:style-name="P443">AK264296839BR</text:p>
        </text:list-item>
        <text:list-item>
          <text:p text:style-name="P444">AK262339219BR</text:p>
        </text:list-item>
        <text:list-item>
          <text:p text:style-name="P445">AA221674153BR</text:p>
        </text:list-item>
        <text:list-item>
          <text:p text:style-name="P446">AA222140521BR</text:p>
        </text:list-item>
        <text:list-item>
          <text:p text:style-name="P447">AK263292787BR</text:p>
        </text:list-item>
        <text:list-item>
          <text:p text:style-name="P448">AK262106470BR</text:p>
        </text:list-item>
        <text:list-item>
          <text:p text:style-name="P449">AK263790711BR</text:p>
        </text:list-item>
        <text:list-item>
          <text:p text:style-name="P450">AK262484318BR</text:p>
        </text:list-item>
        <text:list-item>
          <text:p text:style-name="P451">AK264021511BR</text:p>
        </text:list-item>
        <text:list-item>
          <text:p text:style-name="P452">AA221084749BR</text:p>
        </text:list-item>
        <text:list-item>
          <text:p text:style-name="P453">AA222274418BR</text:p>
        </text:list-item>
        <text:list-item>
          <text:p text:style-name="P454">AK264221075BR</text:p>
        </text:list-item>
        <text:list-item>
          <text:p text:style-name="P455">AK262653921BR</text:p>
        </text:list-item>
        <text:list-item>
          <text:p text:style-name="P456">AK262172828BR</text:p>
        </text:list-item>
        <text:list-item>
          <text:p text:style-name="P457">AK264568951BR</text:p>
        </text:list-item>
        <text:list-item>
          <text:p text:style-name="P458">AK263874853BR</text:p>
        </text:list-item>
        <text:list-item>
          <text:p text:style-name="P459">AK263196091BR</text:p>
        </text:list-item>
        <text:list-item>
          <text:p text:style-name="P460">AA219737019BR</text:p>
        </text:list-item>
        <text:list-item>
          <text:p text:style-name="P461">AK262783246BR</text:p>
        </text:list-item>
        <text:list-item>
          <text:p text:style-name="P462">AK263931860BR</text:p>
        </text:list-item>
        <text:list-item>
          <text:p text:style-name="P463">AA221870246BR</text:p>
        </text:list-item>
        <text:list-item>
          <text:p text:style-name="P464">AK263827345BR</text:p>
        </text:list-item>
        <text:list-item>
          <text:p text:style-name="P465">AA221676389BR</text:p>
        </text:list-item>
        <text:list-item>
          <text:p text:style-name="P466">AK263334836BR</text:p>
        </text:list-item>
        <text:list-item>
          <text:p text:style-name="P467">AA222405087BR</text:p>
        </text:list-item>
        <text:list-item>
          <text:p text:style-name="P468">AK264251333BR</text:p>
        </text:list-item>
        <text:list-item>
          <text:p text:style-name="P469">AK263987625BR</text:p>
        </text:list-item>
        <text:list-item>
          <text:p text:style-name="P470">AA222195587BR</text:p>
        </text:list-item>
        <text:list-item>
          <text:p text:style-name="P471">AA221514531BR</text:p>
        </text:list-item>
        <text:list-item>
          <text:p text:style-name="P472">AA221939377BR</text:p>
        </text:list-item>
        <text:list-item>
          <text:p text:style-name="P473">AK263623651BR</text:p>
        </text:list-item>
        <text:list-item>
          <text:p text:style-name="P474">AK263576744BR</text:p>
        </text:list-item>
        <text:list-item>
          <text:p text:style-name="P475">AK264632990BR</text:p>
        </text:list-item>
        <text:list-item>
          <text:p text:style-name="P476">AK264618406BR</text:p>
        </text:list-item>
        <text:list-item>
          <text:p text:style-name="P477">AA222503929BR</text:p>
        </text:list-item>
        <text:list-item>
          <text:p text:style-name="P478">AA222405250BR</text:p>
        </text:list-item>
        <text:list-item>
          <text:p text:style-name="P479">AK264504562BR</text:p>
        </text:list-item>
        <text:list-item>
          <text:p text:style-name="P480">AK264629960BR</text:p>
        </text:list-item>
        <text:list-item>
          <text:p text:style-name="P481">AK264418696BR</text:p>
        </text:list-item>
        <text:list-item>
          <text:p text:style-name="P482">AK264266995BR</text:p>
        </text:list-item>
        <text:list-item>
          <text:p text:style-name="P483">AK264207533BR</text:p>
        </text:list-item>
        <text:list-item>
          <text:p text:style-name="P484">AK264270099BR</text:p>
        </text:list-item>
        <text:list-item>
          <text:p text:style-name="P485">AK264319557BR</text:p>
        </text:list-item>
        <text:list-item>
          <text:p text:style-name="P486">AK264318826BR</text:p>
        </text:list-item>
        <text:list-item>
          <text:p text:style-name="P487">AK264234675BR</text:p>
        </text:list-item>
        <text:list-item>
          <text:p text:style-name="P488">AK264022582BR</text:p>
        </text:list-item>
        <text:list-item>
          <text:p text:style-name="P489">AA221714657BR</text:p>
        </text:list-item>
        <text:list-item>
          <text:p text:style-name="P490">AK263929804BR</text:p>
        </text:list-item>
        <text:list-item>
          <text:p text:style-name="P491">AK263381907BR</text:p>
        </text:list-item>
        <text:list-item>
          <text:p text:style-name="P492">AK263848677BR</text:p>
        </text:list-item>
        <text:list-item>
          <text:p text:style-name="P493">AK263539300BR</text:p>
        </text:list-item>
        <text:list-item>
          <text:p text:style-name="P494">AK263460905BR</text:p>
        </text:list-item>
        <text:list-item>
          <text:p text:style-name="P495">AK263839763BR</text:p>
        </text:list-item>
        <text:list-item>
          <text:p text:style-name="P496">AK263701915BR</text:p>
        </text:list-item>
        <text:list-item>
          <text:p text:style-name="P497">AA222426422BR</text:p>
        </text:list-item>
        <text:list-item>
          <text:p text:style-name="P498">AK263753550BR</text:p>
        </text:list-item>
        <text:list-item>
          <text:p text:style-name="P499">AA220717011BR</text:p>
        </text:list-item>
        <text:list-item>
          <text:p text:style-name="P500">AA220679888BR</text:p>
        </text:list-item>
        <text:list-item>
          <text:p text:style-name="P501">AK261848855BR</text:p>
        </text:list-item>
        <text:list-item>
          <text:p text:style-name="P502">AK261718555BR</text:p>
        </text:list-item>
        <text:list-item>
          <text:p text:style-name="P503">AK261820455BR</text:p>
        </text:list-item>
        <text:list-item>
          <text:p text:style-name="P504">AK261899279BR</text:p>
        </text:list-item>
        <text:list-item>
          <text:p text:style-name="P505">AK263540166BR</text:p>
        </text:list-item>
        <text:list-item>
          <text:p text:style-name="P506">AK263286999BR</text:p>
        </text:list-item>
        <text:list-item>
          <text:p text:style-name="P507">AA221523136BR</text:p>
        </text:list-item>
        <text:list-item>
          <text:p text:style-name="P508">AK263307495BR</text:p>
        </text:list-item>
        <text:list-item>
          <text:p text:style-name="P509">AA221751235BR</text:p>
        </text:list-item>
        <text:list-item>
          <text:p text:style-name="P510">AK263455383BR</text:p>
        </text:list-item>
        <text:list-item>
          <text:p text:style-name="P511">AK263412388BR</text:p>
        </text:list-item>
        <text:list-item>
          <text:p text:style-name="P512">AK263367998BR</text:p>
        </text:list-item>
        <text:list-item>
          <text:p text:style-name="P513">QQ450874095BR</text:p>
        </text:list-item>
        <text:list-item>
          <text:p text:style-name="P514">QQ450874020BR</text:p>
        </text:list-item>
        <text:list-item>
          <text:p text:style-name="P515">TI941304933BR</text:p>
        </text:list-item>
        <text:list-item>
          <text:p text:style-name="P516">AA222333558BR</text:p>
        </text:list-item>
        <text:list-item>
          <text:p text:style-name="P517">AA220758210BR</text:p>
        </text:list-item>
        <text:list-item>
          <text:p text:style-name="P518">AK264491665BR</text:p>
        </text:list-item>
      </text:list>
      <text:p text:style-name="P5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27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88 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30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0T18:59:00Z</meta:creation-date>
    <dc:date>2024-07-30T18:59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6" meta:word-count="470" meta:character-count="3005" meta:row-count="21" meta:non-whitespace-character-count="2541"/>
  </office:meta>
</office:document-meta>
</file>